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55cm"/>
    </style:style>
    <style:style style:name="co3" style:family="table-column">
      <style:table-column-properties fo:break-before="auto" style:column-width="21.264cm"/>
    </style:style>
    <style:style style:name="ro1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638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lección de vocabulario básico de almacenamiento de objetos (100 términos)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Término</text:p>
          </table:table-cell>
          <table:table-cell table:style-name="ce2" office:value-type="string" calcext:value-type="string">
            <text:p>Descripción</text:p>
          </table:table-cell>
          <table:table-cell table:number-columns-repeated="1638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macenamiento de objetos</text:p>
          </table:table-cell>
          <table:table-cell table:style-name="ce3" office:value-type="string" calcext:value-type="string">
            <text:p>Una arquitectura donde los datos se almacenan como objetos, reemplazando las estructuras de jerarquía de archivos tradicionales</text:p>
          </table:table-cell>
          <table:table-cell table:number-columns-repeated="1638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lde</text:p>
          </table:table-cell>
          <table:table-cell table:style-name="ce3" office:value-type="string" calcext:value-type="string">
            <text:p>Un contenedor para almacenar objetos con un espacio de nombres globalmente único</text:p>
          </table:table-cell>
          <table:table-cell table:number-columns-repeated="1638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bjeto</text:p>
          </table:table-cell>
          <table:table-cell table:style-name="ce3" office:value-type="string" calcext:value-type="string">
            <text:p>Unidad de almacenamiento básica que contiene datos, metadatos e identificador único (clave de objeto)</text:p>
          </table:table-cell>
          <table:table-cell table:number-columns-repeated="1638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tadatos</text:p>
          </table:table-cell>
          <table:table-cell table:style-name="ce3" office:value-type="string" calcext:value-type="string">
            <text:p>Información del par clave-valor que describe los atributos del objeto (como el tipo de archivo y la hora de creación)</text:p>
          </table:table-cell>
          <table:table-cell table:number-columns-repeated="163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patible con S3</text:p>
          </table:table-cell>
          <table:table-cell table:style-name="ce3" office:value-type="string" calcext:value-type="string">
            <text:p>Servicios de almacenamiento compatibles con los estándares de API de Amazon S3</text:p>
          </table:table-cell>
          <table:table-cell table:number-columns-repeated="1638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urabilidad de los datos</text:p>
          </table:table-cell>
          <table:table-cell table:style-name="ce3" office:value-type="string" calcext:value-type="string">
            <text:p>La probabilidad de que los datos permanezcan intactos y accesibles durante un período de tiempo (por ejemplo, 99,999999999%)</text:p>
          </table:table-cell>
          <table:table-cell table:number-columns-repeated="1638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eplicación</text:p>
          </table:table-cell>
          <table:table-cell table:style-name="ce3" office:value-type="string" calcext:value-type="string">
            <text:p>Tecnología de redundancia que garantiza la seguridad de los datos mediante múltiples copias</text:p>
          </table:table-cell>
          <table:table-cell table:number-columns-repeated="1638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odificación de borrado</text:p>
          </table:table-cell>
          <table:table-cell table:style-name="ce3" office:value-type="string" calcext:value-type="string">
            <text:p>Un método de protección de datos en el que los datos se dividen en fragmentos, se expanden y se codifican con piezas de datos redundantes.</text:p>
          </table:table-cell>
          <table:table-cell table:number-columns-repeated="1638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lmacenamiento en frío</text:p>
          </table:table-cell>
          <table:table-cell table:style-name="ce3" office:value-type="string" calcext:value-type="string">
            <text:p>Tipo de almacenamiento de bajo costo para datos a los que se accede con poca frecuencia (como datos archivados)</text:p>
          </table:table-cell>
          <table:table-cell table:number-columns-repeated="1638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Gestión del ciclo de vida</text:p>
          </table:table-cell>
          <table:table-cell table:style-name="ce3" office:value-type="string" calcext:value-type="string">
            <text:p>Políticas para la transición/eliminación automática de objetos (por ejemplo, trasladarlos a almacenamiento en frío después de 30 días)</text:p>
          </table:table-cell>
          <table:table-cell table:number-columns-repeated="1638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ontrol de versiones</text:p>
          </table:table-cell>
          <table:table-cell table:style-name="ce3" office:value-type="string" calcext:value-type="string">
            <text:p>Conservar versiones históricas de objetos para evitar sobrescribirlos</text:p>
          </table:table-cell>
          <table:table-cell table:number-columns-repeated="1638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lase de almacenamiento</text:p>
          </table:table-cell>
          <table:table-cell table:style-name="ce3" office:value-type="string" calcext:value-type="string">
            <text:p>Diferentes niveles de almacenamiento en función del rendimiento y el coste (estándar, acceso poco frecuente, archivo)</text:p>
          </table:table-cell>
          <table:table-cell table:number-columns-repeated="1638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ecla de acceso</text:p>
          </table:table-cell>
          <table:table-cell table:style-name="ce3" office:value-type="string" calcext:value-type="string">
            <text:p>Claves de autenticación para solicitudes de API (ID de clave de acceso + Clave de acceso secreta)</text:p>
          </table:table-cell>
          <table:table-cell table:number-columns-repeated="1638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egión</text:p>
          </table:table-cell>
          <table:table-cell table:style-name="ce3" office:value-type="string" calcext:value-type="string">
            <text:p>Ubicación geográfica de la infraestructura de almacenamiento (por ejemplo, China Oriental 1, Oeste de EE. UU.)</text:p>
          </table:table-cell>
          <table:table-cell table:number-columns-repeated="1638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Zona de disponibilidad (AZ)</text:p>
          </table:table-cell>
          <table:table-cell table:style-name="ce3" office:value-type="string" calcext:value-type="string">
            <text:p>Centros de datos aislados con energía/red independiente dentro de la misma región</text:p>
          </table:table-cell>
          <table:table-cell table:number-columns-repeated="1638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Dirección de dominio para acceder al servicio de almacenamiento (por ejemplo, us-east1.rustfs.com)</text:p>
          </table:table-cell>
          <table:table-cell table:number-columns-repeated="1638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PI RESTful</text:p>
          </table:table-cell>
          <table:table-cell table:style-name="ce3" office:value-type="string" calcext:value-type="string">
            <text:p>Especificación de diseño de API basada en el protocolo HTTP</text:p>
          </table:table-cell>
          <table:table-cell table:number-columns-repeated="1638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rga de varias partes</text:p>
          </table:table-cell>
          <table:table-cell table:style-name="ce3" office:value-type="string" calcext:value-type="string">
            <text:p>Mecanismo para dividir archivos grandes para cargarlos y fusionarlos</text:p>
          </table:table-cell>
          <table:table-cell table:number-columns-repeated="1638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URL pre-firmada</text:p>
          </table:table-cell>
          <table:table-cell table:style-name="ce3" office:value-type="string" calcext:value-type="string">
            <text:p>Enlaces de acceso temporal con validez temporal</text:p>
          </table:table-cell>
          <table:table-cell table:number-columns-repeated="1638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ifrado del lado del servidor (SSE)</text:p>
          </table:table-cell>
          <table:table-cell table:style-name="ce3" office:value-type="string" calcext:value-type="string">
            <text:p>Cifrado automático de datos en el lado del servidor (SSE-S3/SSE-KMS/SSE-C)</text:p>
          </table:table-cell>
          <table:table-cell table:number-columns-repeated="1638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ifrado del lado del cliente (CSE)</text:p>
          </table:table-cell>
          <table:table-cell table:style-name="ce3" office:value-type="string" calcext:value-type="string">
            <text:p>Cifrado local en el lado del cliente antes de la carga</text:p>
          </table:table-cell>
          <table:table-cell table:number-columns-repeated="1638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plicación entre regiones</text:p>
          </table:table-cell>
          <table:table-cell table:style-name="ce3" office:value-type="string" calcext:value-type="string">
            <text:p>Replicación automática de objetos en distintas regiones geográficas</text:p>
          </table:table-cell>
          <table:table-cell table:number-columns-repeated="1638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Lista de control de acceso (ACL)</text:p>
          </table:table-cell>
          <table:table-cell table:style-name="ce3" office:value-type="string" calcext:value-type="string">
            <text:p>Lista de reglas que controlan los permisos de acceso para depósitos/objetos</text:p>
          </table:table-cell>
          <table:table-cell table:number-columns-repeated="1638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olítica de cubos</text:p>
          </table:table-cell>
          <table:table-cell table:style-name="ce3" office:value-type="string" calcext:value-type="string">
            <text:p>Políticas de control de permisos de grano fino basadas en JSON</text:p>
          </table:table-cell>
          <table:table-cell table:number-columns-repeated="1638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OY</text:p>
          </table:table-cell>
          <table:table-cell table:style-name="ce3" office:value-type="string" calcext:value-type="string">
            <text:p>Sistema de gestión de identidad y acceso para la gestión centralizada de permisos de usuarios y roles</text:p>
          </table:table-cell>
          <table:table-cell table:number-columns-repeated="1638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Notificación de eventos</text:p>
          </table:table-cell>
          <table:table-cell table:style-name="ce3" office:value-type="string" calcext:value-type="string">
            <text:p>Envío de notificaciones a colas de mensajes/computación de funciones cuando se activan eventos</text:p>
          </table:table-cell>
          <table:table-cell table:number-columns-repeated="1638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Lago de datos</text:p>
          </table:table-cell>
          <table:table-cell table:style-name="ce3" office:value-type="string" calcext:value-type="string">
            <text:p>Repositorio para el almacenamiento centralizado de datos estructurados/no estructurados</text:p>
          </table:table-cell>
          <table:table-cell table:number-columns-repeated="1638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umplimiento</text:p>
          </table:table-cell>
          <table:table-cell table:style-name="ce3" office:value-type="string" calcext:value-type="string">
            <text:p>Cumplir con los requisitos reglamentarios de almacenamiento de datos, como el RGPD y la HIPAA.</text:p>
          </table:table-cell>
          <table:table-cell table:number-columns-repeated="1638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egistro y auditoría</text:p>
          </table:table-cell>
          <table:table-cell table:style-name="ce3" office:value-type="string" calcext:value-type="string">
            <text:p>Registrar todos los registros de operaciones de API para auditoría</text:p>
          </table:table-cell>
          <table:table-cell table:number-columns-repeated="1638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itoreo y alertas</text:p>
          </table:table-cell>
          <table:table-cell table:style-name="ce3" office:value-type="string" calcext:value-type="string">
            <text:p>Monitoreo en tiempo real del uso/solicitudes de almacenamiento con alertas</text:p>
          </table:table-cell>
          <table:table-cell table:number-columns-repeated="1638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ORS</text:p>
          </table:table-cell>
          <table:table-cell table:style-name="ce3" office:value-type="string" calcext:value-type="string">
            <text:p>Reglas que controlan el acceso a recursos de origen cruzado del navegador</text:p>
          </table:table-cell>
          <table:table-cell table:number-columns-repeated="1638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celeración de transferencia</text:p>
          </table:table-cell>
          <table:table-cell table:style-name="ce3" office:value-type="string" calcext:value-type="string">
            <text:p>Optimización de la velocidad de carga y descarga a través de nodos de borde</text:p>
          </table:table-cell>
          <table:table-cell table:number-columns-repeated="1638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Integración de CDN</text:p>
          </table:table-cell>
          <table:table-cell table:style-name="ce3" office:value-type="string" calcext:value-type="string">
            <text:p>Combinación con la red de entrega de contenido para acelerar el almacenamiento en caché</text:p>
          </table:table-cell>
          <table:table-cell table:number-columns-repeated="1638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Exportación de datos</text:p>
          </table:table-cell>
          <table:table-cell table:style-name="ce3" office:value-type="string" calcext:value-type="string">
            <text:p>Proceso de migración de datos a otros sistemas de almacena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Importación de datos</text:p>
          </table:table-cell>
          <table:table-cell table:style-name="ce3" office:value-type="string" calcext:value-type="string">
            <text:p>Migración de datos por lotes desde sistemas externos al almacenamiento de objetos</text:p>
          </table:table-cell>
          <table:table-cell table:number-columns-repeated="1638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Alojamiento de sitios web estáticos</text:p>
          </table:table-cell>
          <table:table-cell table:style-name="ce3" office:value-type="string" calcext:value-type="string">
            <text:p>Alojamiento directo de archivos estáticos HTML/CSS/JS a través de buckets</text:p>
          </table:table-cell>
          <table:table-cell table:number-columns-repeated="1638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Protección de enlaces directos</text:p>
          </table:table-cell>
          <table:table-cell table:style-name="ce3" office:value-type="string" calcext:value-type="string">
            <text:p>Tecnología que impide que sitios web externos roben enlaces de recursos</text:p>
          </table:table-cell>
          <table:table-cell table:number-columns-repeated="1638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Limitación de la tasa de solicitudes</text:p>
          </table:table-cell>
          <table:table-cell table:style-name="ce3" office:value-type="string" calcext:value-type="string">
            <text:p>Controlar la frecuencia de solicitud de API por usuario/IP</text:p>
          </table:table-cell>
          <table:table-cell table:number-columns-repeated="1638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Etiquetado</text:p>
          </table:table-cell>
          <table:table-cell table:style-name="ce3" office:value-type="string" calcext:value-type="string">
            <text:p>Agregar etiquetas de clasificación a depósitos/objetos para su gestión</text:p>
          </table:table-cell>
          <table:table-cell table:number-columns-repeated="1638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nforme de inventario</text:p>
          </table:table-cell>
          <table:table-cell table:style-name="ce3" office:value-type="string" calcext:value-type="string">
            <text:p>Archivos CSV/ORC generados periódicamente que enumeran los objetos de almacena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Restauración de datos</text:p>
          </table:table-cell>
          <table:table-cell table:style-name="ce3" office:value-type="string" calcext:value-type="string">
            <text:p>Restaurar datos del almacenamiento de archivo a un estado accesible</text:p>
          </table:table-cell>
          <table:table-cell table:number-columns-repeated="1638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Puerta de enlace de almacenamiento</text:p>
          </table:table-cell>
          <table:table-cell table:style-name="ce3" office:value-type="string" calcext:value-type="string">
            <text:p>Almacenamiento de objetos de mapeo de la capa de acceso como sistema de archivos local</text:p>
          </table:table-cell>
          <table:table-cell table:number-columns-repeated="1638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ompresión de datos</text:p>
          </table:table-cell>
          <table:table-cell table:style-name="ce3" office:value-type="string" calcext:value-type="string">
            <text:p>Comprimir datos antes de cargarlos para ahorrar espacio de almacena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Desduplicación de datos</text:p>
          </table:table-cell>
          <table:table-cell table:style-name="ce3" office:value-type="string" calcext:value-type="string">
            <text:p>Eliminar datos duplicados para reducir el uso de almacena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rchivo de lectura directa</text:p>
          </table:table-cell>
          <table:table-cell table:style-name="ce3" office:value-type="string" calcext:value-type="string">
            <text:p>Tecnología para leer directamente datos archivados sin restauración</text:p>
          </table:table-cell>
          <table:table-cell table:number-columns-repeated="1638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ontrol de ancho de banda</text:p>
          </table:table-cell>
          <table:table-cell table:style-name="ce3" office:value-type="string" calcext:value-type="string">
            <text:p>Limitar el ancho de banda de descarga para evitar la congestión de la red</text:p>
          </table:table-cell>
          <table:table-cell table:number-columns-repeated="1638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Conexiones concurrentes</text:p>
          </table:table-cell>
          <table:table-cell table:style-name="ce3" office:value-type="string" calcext:value-type="string">
            <text:p>Número de conexiones de transferencia de datos simultáneas</text:p>
          </table:table-cell>
          <table:table-cell table:number-columns-repeated="1638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Servicio de migración de datos</text:p>
          </table:table-cell>
          <table:table-cell table:style-name="ce3" office:value-type="string" calcext:value-type="string">
            <text:p>Herramientas de migración automatizada (por ejemplo, AWS Snowball)</text:p>
          </table:table-cell>
          <table:table-cell table:number-columns-repeated="1638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SDK de cliente</text:p>
          </table:table-cell>
          <table:table-cell table:style-name="ce3" office:value-type="string" calcext:value-type="string">
            <text:p>Kits de herramientas para desarrolladores para integrar servicios de almacenamiento (por ejemplo, SDK de Python/Java)</text:p>
          </table:table-cell>
          <table:table-cell table:number-columns-repeated="1638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</text:p>
          </table:table-cell>
          <table:table-cell table:style-name="ce3" office:value-type="string" calcext:value-type="string">
            <text:p>Herramientas de gestión de línea de comandos (por ejemplo, aws s3 cp)</text:p>
          </table:table-cell>
          <table:table-cell table:number-columns-repeated="1638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Consola web</text:p>
          </table:table-cell>
          <table:table-cell table:style-name="ce3" office:value-type="string" calcext:value-type="string">
            <text:p>Interfaz de gestión basada en web</text:p>
          </table:table-cell>
          <table:table-cell table:number-columns-repeated="1638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omprobación de la integridad de los datos</text:p>
          </table:table-cell>
          <table:table-cell table:style-name="ce3" office:value-type="string" calcext:value-type="string">
            <text:p>Verificación de la integridad de la transmisión mediante MD5/SHA</text:p>
          </table:table-cell>
          <table:table-cell table:number-columns-repeated="1638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arga/descarga reanudable</text:p>
          </table:table-cell>
          <table:table-cell table:style-name="ce3" office:value-type="string" calcext:value-type="string">
            <text:p>Continuar la transferencia desde el punto de interrupción después de una interrupción de la red</text:p>
          </table:table-cell>
          <table:table-cell table:number-columns-repeated="1638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Regresar al espejo de origen</text:p>
          </table:table-cell>
          <table:table-cell table:style-name="ce3" office:value-type="string" calcext:value-type="string">
            <text:p>Extraer y guardar desde el origen especificado cuando el objeto solicitado no existe</text:p>
          </table:table-cell>
          <table:table-cell table:number-columns-repeated="1638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Liberación de Canary</text:p>
          </table:table-cell>
          <table:table-cell table:style-name="ce3" office:value-type="string" calcext:value-type="string">
            <text:p>Estrategia de lanzamiento que abre gradualmente nuevas funciones para algunos usuarios</text:p>
          </table:table-cell>
          <table:table-cell table:number-columns-repeated="1638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Eliminación suave</text:p>
          </table:table-cell>
          <table:table-cell table:style-name="ce3" office:value-type="string" calcext:value-type="string">
            <text:p>Marcar objetos para su eliminación manteniendo el período de recuperación</text:p>
          </table:table-cell>
          <table:table-cell table:number-columns-repeated="1638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Bloqueo de objetos</text:p>
          </table:table-cell>
          <table:table-cell table:style-name="ce3" office:value-type="string" calcext:value-type="string">
            <text:p>Mecanismo de protección de cumplimiento que evita la eliminación o sobrescritura de objetos</text:p>
          </table:table-cell>
          <table:table-cell table:number-columns-repeated="1638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arca de agua</text:p>
          </table:table-cell>
          <table:table-cell table:style-name="ce3" office:value-type="string" calcext:value-type="string">
            <text:p>Agregar información de identificación a imágenes/videos</text:p>
          </table:table-cell>
          <table:table-cell table:number-columns-repeated="1638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Generación de miniaturas</text:p>
          </table:table-cell>
          <table:table-cell table:style-name="ce3" office:value-type="string" calcext:value-type="string">
            <text:p>Creación automática de versiones en miniatura de imágenes</text:p>
          </table:table-cell>
          <table:table-cell table:number-columns-repeated="1638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Procesamiento de imágenes</text:p>
          </table:table-cell>
          <table:table-cell table:style-name="ce3" office:value-type="string" calcext:value-type="string">
            <text:p>Funciones de procesamiento de recorte, escalado y rotación en línea</text:p>
          </table:table-cell>
          <table:table-cell table:number-columns-repeated="1638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Transcodificación de vídeo</text:p>
          </table:table-cell>
          <table:table-cell table:style-name="ce3" office:value-type="string" calcext:value-type="string">
            <text:p>Conversión de formatos/resoluciones de vídeo para diferentes dispositivos</text:p>
          </table:table-cell>
          <table:table-cell table:number-columns-repeated="1638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oderación de contenido</text:p>
          </table:table-cell>
          <table:table-cell table:style-name="ce3" office:value-type="string" calcext:value-type="string">
            <text:p>Detección automática de imágenes, vídeos y textos inapropiados</text:p>
          </table:table-cell>
          <table:table-cell table:number-columns-repeated="1638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Análisis de costos</text:p>
          </table:table-cell>
          <table:table-cell table:style-name="ce3" office:value-type="string" calcext:value-type="string">
            <text:p>Cálculo de costes por tipo de almacenamiento/dimensiones de cantidad de solicitudes</text:p>
          </table:table-cell>
          <table:table-cell table:number-columns-repeated="1638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onitoreo de uso</text:p>
          </table:table-cell>
          <table:table-cell table:style-name="ce3" office:value-type="string" calcext:value-type="string">
            <text:p>Panel de control en tiempo real que visualiza recuentos de almacenamiento, tráfico y solicitudes</text:p>
          </table:table-cell>
          <table:table-cell table:number-columns-repeated="1638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Análisis de almacenamiento</text:p>
          </table:table-cell>
          <table:table-cell table:style-name="ce3" office:value-type="string" calcext:value-type="string">
            <text:p>Herramientas que analizan patrones de almacenamiento para optimizar costos</text:p>
          </table:table-cell>
          <table:table-cell table:number-columns-repeated="1638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El solicitante paga</text:p>
          </table:table-cell>
          <table:table-cell table:style-name="ce3" office:value-type="string" calcext:value-type="string">
            <text:p>Modelo de facturación donde el descargador de datos asume el costo</text:p>
          </table:table-cell>
          <table:table-cell table:number-columns-repeated="1638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Almacenamiento por niveles</text:p>
          </table:table-cell>
          <table:table-cell table:style-name="ce3" office:value-type="string" calcext:value-type="string">
            <text:p>Traslado automático de datos a niveles de almacenamiento de menor coste</text:p>
          </table:table-cell>
          <table:table-cell table:number-columns-repeated="1638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Nivelación inteligente</text:p>
          </table:table-cell>
          <table:table-cell table:style-name="ce3" office:value-type="string" calcext:value-type="string">
            <text:p>Selección automática del tipo de almacenamiento óptimo según los patrones de acceso</text:p>
          </table:table-cell>
          <table:table-cell table:number-columns-repeated="1638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Enlace privado</text:p>
          </table:table-cell>
          <table:table-cell table:style-name="ce3" office:value-type="string" calcext:value-type="string">
            <text:p>Acceder al almacenamiento de objetos a través de la red interna evitando la exposición pública</text:p>
          </table:table-cell>
          <table:table-cell table:number-columns-repeated="1638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Punto final de VPC</text:p>
          </table:table-cell>
          <table:table-cell table:style-name="ce3" office:value-type="string" calcext:value-type="string">
            <text:p>Punto de entrada para acceder de forma segura a los servicios de almacenamiento dentro de la nube privada virtual</text:p>
          </table:table-cell>
          <table:table-cell table:number-columns-repeated="1638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SL/TLS</text:p>
          </table:table-cell>
          <table:table-cell table:style-name="ce3" office:value-type="string" calcext:value-type="string">
            <text:p>Cifrado de la transmisión de datos mediante el protocolo HTTPS</text:p>
          </table:table-cell>
          <table:table-cell table:number-columns-repeated="1638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Cifrado del lado del cliente</text:p>
          </table:table-cell>
          <table:table-cell table:style-name="ce3" office:value-type="string" calcext:value-type="string">
            <text:p>Los usuarios cifran los datos antes de cargarlos</text:p>
          </table:table-cell>
          <table:table-cell table:number-columns-repeated="1638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KMS</text:p>
          </table:table-cell>
          <table:table-cell table:style-name="ce3" office:value-type="string" calcext:value-type="string">
            <text:p>Servicio de gestión de claves para la gestión centralizada de claves de cifrado</text:p>
          </table:table-cell>
          <table:table-cell table:number-columns-repeated="1638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Límite de permiso</text:p>
          </table:table-cell>
          <table:table-cell table:style-name="ce3" office:value-type="string" calcext:value-type="string">
            <text:p>Limitar el alcance máximo de permisos de los roles/usuarios de IAM</text:p>
          </table:table-cell>
          <table:table-cell table:number-columns-repeated="1638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Credenciales temporales</text:p>
          </table:table-cell>
          <table:table-cell table:style-name="ce3" office:value-type="string" calcext:value-type="string">
            <text:p>Tokens de acceso válidos a corto plazo (por ejemplo, token STS)</text:p>
          </table:table-cell>
          <table:table-cell table:number-columns-repeated="1638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Eliminar MFA</text:p>
          </table:table-cell>
          <table:table-cell table:style-name="ce3" office:value-type="string" calcext:value-type="string">
            <text:p>Requerir autenticación multifactor para eliminar datos</text:p>
          </table:table-cell>
          <table:table-cell table:number-columns-repeated="1638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Inmutabilidad</text:p>
          </table:table-cell>
          <table:table-cell table:style-name="ce3" office:value-type="string" calcext:value-type="string">
            <text:p>Propiedad que impide la manipulación de datos (combinada con el modelo WORM)</text:p>
          </table:table-cell>
          <table:table-cell table:number-columns-repeated="1638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Retención legal</text:p>
          </table:table-cell>
          <table:table-cell table:style-name="ce3" office:value-type="string" calcext:value-type="string">
            <text:p>Protección obligatoria que prohíbe la eliminación o modificación de datos en escenarios de cumpli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Intercambio entre cuentas</text:p>
          </table:table-cell>
          <table:table-cell table:style-name="ce3" office:value-type="string" calcext:value-type="string">
            <text:p>Permitir que otras cuentas en la nube accedan a recursos de almacenamiento específicos</text:p>
          </table:table-cell>
          <table:table-cell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Política de precarga</text:p>
          </table:table-cell>
          <table:table-cell table:style-name="ce3" office:value-type="string" calcext:value-type="string">
            <text:p>Cargar datos en la caché con antelación para acelerar el acceso posterior</text:p>
          </table:table-cell>
          <table:table-cell table:number-columns-repeated="1638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ontrol de caché</text:p>
          </table:table-cell>
          <table:table-cell table:style-name="ce3" office:value-type="string" calcext:value-type="string">
            <text:p>Especificación del comportamiento del almacenamiento en caché del navegador/CDN a través de encabezados HTTP</text:p>
          </table:table-cell>
          <table:table-cell table:number-columns-repeated="1638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Eliminación retrasada</text:p>
          </table:table-cell>
          <table:table-cell table:style-name="ce3" office:value-type="string" calcext:value-type="string">
            <text:p>Retrasar las operaciones de eliminación para evitar acciones accidentales</text:p>
          </table:table-cell>
          <table:table-cell table:number-columns-repeated="1638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Operaciones por lotes</text:p>
          </table:table-cell>
          <table:table-cell table:style-name="ce3" office:value-type="string" calcext:value-type="string">
            <text:p>Realizar operaciones unificadas en múltiples objetos (eliminar/copiar/restaurar)</text:p>
          </table:table-cell>
          <table:table-cell table:number-columns-repeated="16381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Linaje de datos</text:p>
          </table:table-cell>
          <table:table-cell table:style-name="ce3" office:value-type="string" calcext:value-type="string">
            <text:p>Registros de metadatos que rastrean las fuentes de datos y el historial de cambios</text:p>
          </table:table-cell>
          <table:table-cell table:number-columns-repeated="1638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Catálogo de datos</text:p>
          </table:table-cell>
          <table:table-cell table:style-name="ce3" office:value-type="string" calcext:value-type="string">
            <text:p>Sistema de recuperación que almacena información de metadatos</text:p>
          </table:table-cell>
          <table:table-cell table:number-columns-repeated="1638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Puerta de enlace de almacenamiento</text:p>
          </table:table-cell>
          <table:table-cell table:style-name="ce3" office:value-type="string" calcext:value-type="string">
            <text:p>Solución de nube híbrida que conecta sistemas locales con almacenamiento en la nube</text:p>
          </table:table-cell>
          <table:table-cell table:number-columns-repeated="1638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lmacenamiento en la nube híbrida</text:p>
          </table:table-cell>
          <table:table-cell table:style-name="ce3" office:value-type="string" calcext:value-type="string">
            <text:p>Arquitectura que utiliza tanto almacenamiento local como almacenamiento en la nube</text:p>
          </table:table-cell>
          <table:table-cell table:number-columns-repeated="16381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Almacenamiento perimetral</text:p>
          </table:table-cell>
          <table:table-cell table:style-name="ce3" office:value-type="string" calcext:value-type="string">
            <text:p>Proporcionar servicios de almacenamiento en nodos de borde cercanos a las fuentes de datos</text:p>
          </table:table-cell>
          <table:table-cell table:number-columns-repeated="1638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Almacenamiento en múltiples nubes</text:p>
          </table:table-cell>
          <table:table-cell table:style-name="ce3" office:value-type="string" calcext:value-type="string">
            <text:p>Soluciones de almacenamiento en diferentes proveedores de servicios en la nube</text:p>
          </table:table-cell>
          <table:table-cell table:number-columns-repeated="1638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Federación de almacenamiento</text:p>
          </table:table-cell>
          <table:table-cell table:style-name="ce3" office:value-type="string" calcext:value-type="string">
            <text:p>Capa de abstracción para la gestión unificada de múltiples sistemas de almacenamiento</text:p>
          </table:table-cell>
          <table:table-cell table:number-columns-repeated="1638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Etiqueta de objeto</text:p>
          </table:table-cell>
          <table:table-cell table:style-name="ce3" office:value-type="string" calcext:value-type="string">
            <text:p>Agregar etiquetas de clasificación personalizadas a los objetos</text:p>
          </table:table-cell>
          <table:table-cell table:number-columns-repeated="1638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Etiqueta de cubo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Cuota de almacenamiento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Limitación de solicitudes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cuerdo de nivel de servicio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Recuperación ante desastres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Topología de almacenamiento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Acceso de proximidad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Espacio de nombres global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igración de copia cero</text:p>
          </table:table-cell>
          <table:table-cell table:style-name="ce3"/>
          <table:table-cell table:number-columns-repeated="16381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5:47:28.387397000</meta:creation-date>
    <dc:date>2026-02-10T18:32:11.958788000</dc:date>
    <meta:editing-duration>PT2H34M21S</meta:editing-duration>
    <meta:editing-cycles>1</meta:editing-cycles>
    <meta:document-statistic meta:table-count="1" meta:cell-count="295" meta:object-count="0"/>
    <meta:generator>LibreOffice/25.2.4.3$MacOSX_AARCH64 LibreOffice_project/33e196637044ead23f5c3226cde09b47731f7e27</meta:generator>
    <meta:user-defined meta:name=""/>
  </office:meta>
</office:document-meta>
</file>